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="solid" draw:fill-color="#000000"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objectwithoutfill">
      <style:graphic-properties svg:stroke-color="#000000" draw:marker-end="Nuolenkärjet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Nuolenkärjet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Nuolenkärjet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ffffff" loext:opacity="100%" loext:color-lum-mod="100%" loext:color-lum-off="0%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4.75cm" svg:height="2cm" svg:x="12.75cm" svg:y="10.5cm">
          <text:p text:style-name="P1"><text:span text:style-name="T1">Controller, RPi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2cm" svg:x="12.75cm" svg:y="7.25cm">
          <text:p text:style-name="P1"><text:span text:style-name="T1">Radio 1, cariboul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8.75cm" svg:y="7.25cm">
          <text:p text:style-name="P1"><text:span text:style-name="T1">Radio 2, huzzah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7cm" svg:y="7.25cm">
          <text:p text:style-name="P1"><text:span text:style-name="T1">Display, official 7inch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75cm" svg:y1="11.5cm" svg:x2="9.375cm" svg:y2="9.25cm" draw:start-shape="id1" draw:start-glue-point="3" draw:end-shape="id2" draw:end-glue-point="2" svg:d="M12750 11500h-3375v-2250" svg:viewBox="0 0 3376 2251">
          <text:p/>
        </draw:connector>
        <draw:connector draw:style-name="gr3" draw:text-style-name="P3" draw:layer="layout" svg:x1="15.125cm" svg:y1="10.5cm" svg:x2="15.125cm" svg:y2="9.25cm" draw:start-shape="id1" draw:end-shape="id3" svg:d="M15125 10500v-1250" svg:viewBox="0 0 1 1251">
          <text:p/>
        </draw:connector>
        <draw:connector draw:style-name="gr4" draw:text-style-name="P3" draw:layer="layout" svg:x1="17.5cm" svg:y1="11.5cm" svg:x2="21.125cm" svg:y2="9.25cm" draw:start-shape="id1" draw:start-glue-point="1" draw:end-shape="id4" draw:end-glue-point="2" svg:d="M17500 11500h3625v-2250" svg:viewBox="0 0 3626 2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2" draw:display-name="Nuolenkärjet 2" svg:viewBox="0 0 20 20" svg:d="M0 20l10-20 10 20z"/>
    <draw:marker draw:name="Nuolenkärjet_20_3" draw:display-name="Nuolenkärjet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evi Sulonen</meta:initial-creator>
    <meta:creation-date>2025-04-15T12:36:02.348602680</meta:creation-date>
    <dc:date>2025-04-15T12:42:35.258760573</dc:date>
    <dc:creator>Leevi Sulonen</dc:creator>
    <meta:editing-duration>PT6M33S</meta:editing-duration>
    <meta:editing-cycles>2</meta:editing-cycles>
    <meta:generator>LibreOffice/7.4.7.2$Linux_X86_64 LibreOffice_project/40$Build-2</meta:generator>
    <meta:document-statistic meta:object-count="7"/>
  </office:meta>
</office:document-meta>
</file>